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sks from meeting 9/12</text:p>
      <text:p text:style-name="Standard"/>
      <text:p text:style-name="Standard"/>
      <text:p text:style-name="Standard">9/21 – write press release for fleem morx (bob)</text:p>
      <text:p text:style-name="Standard">9/13 – blah blah blah</text:p>
      <text:p text:style-name="Standard"/>
      <text:p text:style-name="Standard">9/4 – morx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David Turner</meta:initial-creator>
    <meta:creation-date>2006-10-17T11:36:18</meta:creation-date>
    <dc:creator>David Turner</dc:creator>
    <dc:date>2006-10-17T11:44:39</dc:date>
    <dc:language>en-US</dc:language>
    <meta:editing-cycles>2</meta:editing-cycles>
    <meta:editing-duration>PT8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22" meta:character-count="101"/>
  </office:meta>
</office:document-meta>
</file>